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eltaT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C</text:p>
          </table:table-cell>
          <table:table-cell table:number-columns-repeated="2"/>
          <table:table-cell office:value-type="string" calcext:value-type="string">
            <text:p>DeltaT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ROUND(SQRT([.B2]);1)" office:value-type="float" office:value="5.1" calcext:value-type="float">
            <text:p>5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2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ROUND(SQRT([.B3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3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ROUND(SQRT([.B4]);1)" office:value-type="float" office:value="6.9" calcext:value-type="float">
            <text:p>6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QRT([.G4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ROUND(SQRT([.B5]);1)" office:value-type="float" office:value="4.2" calcext:value-type="float">
            <text:p>4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5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ROUND(SQRT([.B6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SQRT([.G6]);1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formula="of:=ROUND(SQRT([.B7]);1)" office:value-type="float" office:value="6.5" calcext:value-type="float">
            <text:p>6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7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ROUND(SQRT([.B8]);1)" office:value-type="float" office:value="7.9" calcext:value-type="float">
            <text:p>7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8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ROUND(SQRT([.B9]);1)" office:value-type="float" office:value="6.9" calcext:value-type="float">
            <text:p>6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9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ROUND(SQRT([.B10]);1)" office:value-type="float" office:value="7.7" calcext:value-type="float">
            <text:p>7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QRT([.G10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formula="of:=ROUND(SQRT([.B11]);1)" office:value-type="float" office:value="7.6" calcext:value-type="float">
            <text:p>7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11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ROUND(SQRT([.B12]);1)" office:value-type="float" office:value="6.9" calcext:value-type="float">
            <text:p>6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12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ROUND(SQRT([.B13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13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formula="of:=ROUND(SQRT([.B14]);1)" office:value-type="float" office:value="8.1" calcext:value-type="float">
            <text:p>8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SQRT([.G14]);1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ROUND(SQRT([.B15]);1)" office:value-type="float" office:value="6.9" calcext:value-type="float">
            <text:p>6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QRT([.G15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ROUND(SQRT([.B16]);1)" office:value-type="float" office:value="6.2" calcext:value-type="float">
            <text:p>6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16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ROUND(SQRT([.B17]);1)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17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ROUND(SQRT([.B18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18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ROUND(SQRT([.B19]);1)" office:value-type="float" office:value="6.7" calcext:value-type="float">
            <text:p>6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19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ROUND(SQRT([.B20]);1)" office:value-type="float" office:value="7.5" calcext:value-type="float">
            <text:p>7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20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formula="of:=ROUND(SQRT([.B21]);1)" office:value-type="float" office:value="7.6" calcext:value-type="float">
            <text:p>7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21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formula="of:=ROUND(SQRT([.B22]);1)" office:value-type="float" office:value="7.7" calcext:value-type="float">
            <text:p>7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SQRT([.G22])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ROUND(SQRT([.B23]);1)" office:value-type="float" office:value="6.4" calcext:value-type="float">
            <text:p>6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SQRT([.G23]);1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ROUND(SQRT([.B24]);1)" office:value-type="float" office:value="7.5" calcext:value-type="float">
            <text:p>7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24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formula="of:=ROUND(SQRT([.B25]);1)" office:value-type="float" office:value="7.1" calcext:value-type="float">
            <text:p>7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SQRT([.G25]);1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ROUND(SQRT([.B26]);1)" office:value-type="float" office:value="6.8" calcext:value-type="float">
            <text:p>6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26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ROUND(SQRT([.B27]);1)" office:value-type="float" office:value="7.4" calcext:value-type="float">
            <text:p>7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27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formula="of:=ROUND(SQRT([.B28]);1)" office:value-type="float" office:value="7.5" calcext:value-type="float">
            <text:p>7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SQRT([.G28]);1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ROUND(SQRT([.B29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SQRT([.G29]);1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ROUND(SQRT([.B30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SQRT([.G30]);1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ROUND(SQRT([.B31]);1)" office:value-type="float" office:value="6.9" calcext:value-type="float">
            <text:p>6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31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formula="of:=ROUND(SQRT([.B32]);1)" office:value-type="float" office:value="7.7" calcext:value-type="float">
            <text:p>7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ROUND(SQRT([.G32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formula="of:=ROUND(SQRT([.B33]);1)" office:value-type="float" office:value="7.1" calcext:value-type="float">
            <text:p>7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33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ROUND(SQRT([.B34]);1)" office:value-type="float" office:value="6.7" calcext:value-type="float">
            <text:p>6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34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ROUND(SQRT([.B35]);1)" office:value-type="float" office:value="7.4" calcext:value-type="float">
            <text:p>7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35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ROUND(SQRT([.B36]);1)" office:value-type="float" office:value="7.4" calcext:value-type="float">
            <text:p>7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36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ROUND(SQRT([.B37]);1)" office:value-type="float" office:value="7.9" calcext:value-type="float">
            <text:p>7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37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ROUND(SQRT([.B38]);1)" office:value-type="float" office:value="6.8" calcext:value-type="float">
            <text:p>6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38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ROUND(SQRT([.B39]);1)" office:value-type="float" office:value="7.1" calcext:value-type="float">
            <text:p>7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QRT([.G39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ROUND(SQRT([.B40]);1)" office:value-type="float" office:value="7.1" calcext:value-type="float">
            <text:p>7.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ROUND(SQRT([.G40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ROUND(SQRT([.B41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41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formula="of:=ROUND(SQRT([.B42]);1)" office:value-type="float" office:value="7.1" calcext:value-type="float">
            <text:p>7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QRT([.G42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ROUND(SQRT([.B43]);1)" office:value-type="float" office:value="6.8" calcext:value-type="float">
            <text:p>6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43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formula="of:=ROUND(SQRT([.B44]);1)" office:value-type="float" office:value="7.5" calcext:value-type="float">
            <text:p>7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44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formula="of:=ROUND(SQRT([.B45]);1)" office:value-type="float" office:value="7.2" calcext:value-type="float">
            <text:p>7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45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formula="of:=ROUND(SQRT([.B46]);1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QRT([.G46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formula="of:=ROUND(SQRT([.B47]);1)" office:value-type="float" office:value="8.2" calcext:value-type="float">
            <text:p>8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QRT([.G47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formula="of:=ROUND(SQRT([.B48]);1)" office:value-type="float" office:value="6.5" calcext:value-type="float">
            <text:p>6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48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ROUND(SQRT([.B49]);1)" office:value-type="float" office:value="6.9" calcext:value-type="float">
            <text:p>6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SQRT([.G49]);1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ROUND(SQRT([.B50]);1)" office:value-type="float" office:value="7.5" calcext:value-type="float">
            <text:p>7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SQRT([.G50]);1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ROUND(SQRT([.B51]);1)" office:value-type="float" office:value="6.6" calcext:value-type="float">
            <text:p>6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51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formula="of:=ROUND(SQRT([.B52]);1)" office:value-type="float" office:value="8.2" calcext:value-type="float">
            <text:p>8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52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ROUND(SQRT([.B53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53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ROUND(SQRT([.B54]);1)" office:value-type="float" office:value="7.9" calcext:value-type="float">
            <text:p>7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SQRT([.G54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formula="of:=ROUND(SQRT([.B55]);1)" office:value-type="float" office:value="7.2" calcext:value-type="float">
            <text:p>7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55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ROUND(SQRT([.B56]);1)" office:value-type="float" office:value="6.6" calcext:value-type="float">
            <text:p>6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56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ROUND(SQRT([.B57]);1)" office:value-type="float" office:value="7.5" calcext:value-type="float">
            <text:p>7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QRT([.G57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ROUND(SQRT([.B58]);1)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58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ROUND(SQRT([.B59]);1)" office:value-type="float" office:value="6.6" calcext:value-type="float">
            <text:p>6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SQRT([.G59]);1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ROUND(SQRT([.B60]);1)" office:value-type="float" office:value="7.4" calcext:value-type="float">
            <text:p>7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60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formula="of:=ROUND(SQRT([.B61]);1)" office:value-type="float" office:value="7.6" calcext:value-type="float">
            <text:p>7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61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ROUND(SQRT([.B62]);1)" office:value-type="float" office:value="5.7" calcext:value-type="float">
            <text:p>5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62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formula="of:=ROUND(SQRT([.B63]);1)" office:value-type="float" office:value="7.2" calcext:value-type="float">
            <text:p>7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63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ROUND(SQRT([.B64]);1)" office:value-type="float" office:value="6.9" calcext:value-type="float">
            <text:p>6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64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ROUND(SQRT([.B65]);1)" office:value-type="float" office:value="6.7" calcext:value-type="float">
            <text:p>6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SQRT([.G65]);1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ROUND(SQRT([.B66]);1)" office:value-type="float" office:value="7.5" calcext:value-type="float">
            <text:p>7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QRT([.G66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ROUND(SQRT([.B67]);1)" office:value-type="float" office:value="6.9" calcext:value-type="float">
            <text:p>6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QRT([.G67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ROUND(SQRT([.B68]);1)" office:value-type="float" office:value="7.9" calcext:value-type="float">
            <text:p>7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68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ROUND(SQRT([.B69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SQRT([.G69]);1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ROUND(SQRT([.B70]);1)" office:value-type="float" office:value="6.8" calcext:value-type="float">
            <text:p>6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QRT([.G70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formula="of:=ROUND(SQRT([.B71]);1)" office:value-type="float" office:value="7.1" calcext:value-type="float">
            <text:p>7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71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ROUND(SQRT([.B72]);1)" office:value-type="float" office:value="7.9" calcext:value-type="float">
            <text:p>7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72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ROUND(SQRT([.B73]);1)" office:value-type="float" office:value="7.9" calcext:value-type="float">
            <text:p>7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73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ROUND(SQRT([.B74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74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ROUND(SQRT([.B75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75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ROUND(SQRT([.B76]);1)" office:value-type="float" office:value="7.7" calcext:value-type="float">
            <text:p>7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76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formula="of:=ROUND(SQRT([.B77]);1)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77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ROUND(SQRT([.B78]);1)" office:value-type="float" office:value="6.2" calcext:value-type="float">
            <text:p>6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78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formula="of:=ROUND(SQRT([.B79]);1)" office:value-type="float" office:value="6.5" calcext:value-type="float">
            <text:p>6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79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ROUND(SQRT([.B80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80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ROUND(SQRT([.B81]);1)" office:value-type="float" office:value="7.9" calcext:value-type="float">
            <text:p>7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QRT([.G81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ROUND(SQRT([.B82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82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formula="of:=ROUND(SQRT([.B83]);1)" office:value-type="float" office:value="7.5" calcext:value-type="float">
            <text:p>7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83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formula="of:=ROUND(SQRT([.B84]);1)" office:value-type="float" office:value="7.7" calcext:value-type="float">
            <text:p>7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OUND(SQRT([.G84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ROUND(SQRT([.B85]);1)" office:value-type="float" office:value="6.4" calcext:value-type="float">
            <text:p>6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85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ROUND(SQRT([.B86]);1)" office:value-type="float" office:value="7.1" calcext:value-type="float">
            <text:p>7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86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ROUND(SQRT([.B87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87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formula="of:=ROUND(SQRT([.B88]);1)" office:value-type="float" office:value="7.6" calcext:value-type="float">
            <text:p>7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SQRT([.G88]);1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ROUND(SQRT([.B89]);1)" office:value-type="float" office:value="7.1" calcext:value-type="float">
            <text:p>7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89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formula="of:=ROUND(SQRT([.B90]);1)" office:value-type="float" office:value="7.1" calcext:value-type="float">
            <text:p>7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90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formula="of:=ROUND(SQRT([.B91]);1)" office:value-type="float" office:value="7.2" calcext:value-type="float">
            <text:p>7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91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ROUND(SQRT([.B92]);1)" office:value-type="float" office:value="7.7" calcext:value-type="float">
            <text:p>7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SQRT([.G92]);1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ROUND(SQRT([.B93]);1)" office:value-type="float" office:value="7.5" calcext:value-type="float">
            <text:p>7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93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ROUND(SQRT([.B94]);1)" office:value-type="float" office:value="6.6" calcext:value-type="float">
            <text:p>6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SQRT([.G94]);1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formula="of:=ROUND(SQRT([.B95]);1)" office:value-type="float" office:value="7.8" calcext:value-type="float">
            <text:p>7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95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ROUND(SQRT([.B96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96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formula="of:=ROUND(SQRT([.B97]);1)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97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formula="of:=ROUND(SQRT([.B98]);1)" office:value-type="float" office:value="7.2" calcext:value-type="float">
            <text:p>7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98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ROUND(SQRT([.B99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SQRT([.G99]);1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ROUND(SQRT([.B100]);1)" office:value-type="float" office:value="7.3" calcext:value-type="float">
            <text:p>7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100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ROUND(SQRT([.B101]);1)" office:value-type="float" office:value="7.7" calcext:value-type="float">
            <text:p>7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101]);1)" office:value-type="float" office:value="2.4" calcext:value-type="float">
            <text:p>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22:32:04.612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0:27:26.067000000</meta:creation-date>
    <dc:date>2019-03-26T22:34:56.838000000</dc:date>
    <meta:editing-duration>PT9M32S</meta:editing-duration>
    <meta:editing-cycles>2</meta:editing-cycles>
    <meta:generator>LibreOffice/5.4.3.2$Windows_X86_64 LibreOffice_project/92a7159f7e4af62137622921e809f8546db437e5</meta:generator>
    <meta:document-statistic meta:table-count="1" meta:cell-count="606" meta:object-count="0"/>
  </office:meta>
</office:document-meta>
</file>